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B000001157A6722E17874F8B1.png" manifest:media-type="image/png"/>
  <manifest:file-entry manifest:full-path="Pictures/10000201000004C20000032552112AB4D9823AFB.png" manifest:media-type="image/png"/>
  <manifest:file-entry manifest:full-path="Pictures/10000201000004B1000000E543A58804D85DC10E.png" manifest:media-type="image/png"/>
  <manifest:file-entry manifest:full-path="Pictures/10000201000005B9000002B9C97BBD99E5F43195.png" manifest:media-type="image/png"/>
  <manifest:file-entry manifest:full-path="Pictures/100002010000025E0000003879BCCABC9FB165F4.png" manifest:media-type="image/png"/>
  <manifest:file-entry manifest:full-path="Pictures/100002010000061C000003469FE0C7C54DFDBDA2.png" manifest:media-type="image/png"/>
  <manifest:file-entry manifest:full-path="Pictures/10000201000002480000008C1FECD0A0B9F03DF5.png" manifest:media-type="image/png"/>
  <manifest:file-entry manifest:full-path="Pictures/10000201000002C20000006529ACC27CA481C8C2.png" manifest:media-type="image/png"/>
  <manifest:file-entry manifest:full-path="Pictures/100002010000027D0000002D3EEEF46B7CCA7F23.png" manifest:media-type="image/png"/>
  <manifest:file-entry manifest:full-path="Pictures/100002010000050C000003661418FF72804CF7CD.png" manifest:media-type="image/png"/>
  <manifest:file-entry manifest:full-path="Pictures/10000201000007800000035FA50DEBFF16653D4B.png" manifest:media-type="image/png"/>
  <manifest:file-entry manifest:full-path="Pictures/10000201000005B10000038664BA045A00A8B605.png" manifest:media-type="image/png"/>
  <manifest:file-entry manifest:full-path="Pictures/100002010000045F000002D7940B0C9AD025449E.png" manifest:media-type="image/png"/>
  <manifest:file-entry manifest:full-path="Pictures/100002010000048B000000D4B640C4A11E9F37CE.png" manifest:media-type="image/png"/>
  <manifest:file-entry manifest:full-path="Pictures/100002010000063600000323F1EFB10DCB991E86.png" manifest:media-type="image/png"/>
  <manifest:file-entry manifest:full-path="Pictures/100002010000044D000001A7F73EBDE2AC0FA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9.229cm" svg:x="2.2cm" svg:y="8.787cm" presentation:class="title" presentation:user-transformed="true">
          <draw:text-box>
            <text:p>Development and Deployment of Azure Functions using CLI and PowerShell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gr2" draw:text-style-name="P2" draw:layer="layout" svg:width="24cm" svg:height="5.751cm" svg:x="2cm" svg:y="9.214cm" presentation:class="graphic" presentation:user-transformed="true">
          <draw:image xlink:href="Pictures/10000201000002480000008C1FECD0A0B9F03D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3.431cm" svg:x="2cm" svg:y="10.374cm" presentation:class="graphic">
          <draw:image xlink:href="Pictures/10000201000002C20000006529ACC27CA481C8C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.692cm" svg:x="2cm" svg:y="11.244cm" presentation:class="graphic">
          <draw:image xlink:href="Pictures/100002010000027D0000002D3EEEF46B7CCA7F2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0.786cm" svg:x="2cm" svg:y="6.697cm" presentation:class="graphic">
          <draw:image xlink:href="Pictures/10000201000007800000035FA50DEBFF16653D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2.732cm" svg:height="12.18cm" svg:x="2.634cm" svg:y="6cm" presentation:class="graphic">
          <draw:image xlink:href="Pictures/100002010000061C000003469FE0C7C54DFDBD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9.674cm" svg:height="12.18cm" svg:x="4.163cm" svg:y="6cm" presentation:class="graphic">
          <draw:image xlink:href="Pictures/10000201000005B10000038664BA045A00A8B6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1.417cm" svg:x="2cm" svg:y="6.381cm" presentation:class="graphic">
          <draw:image xlink:href="Pictures/10000201000005B9000002B9C97BBD99E5F431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088cm" svg:height="12.18cm" svg:x="4.956cm" svg:y="6cm" presentation:class="graphic">
          <draw:image xlink:href="Pictures/100002010000050C000003661418FF72804CF7C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429cm" svg:height="12.18cm" svg:x="4.785cm" svg:y="6cm" presentation:class="graphic">
          <draw:image xlink:href="Pictures/10000201000004C20000032552112AB4D9823A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18.747cm" svg:height="12.18cm" svg:x="4.626cm" svg:y="6cm" presentation:class="graphic">
          <draw:image xlink:href="Pictures/100002010000045F000002D7940B0C9AD025449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373cm" svg:x="2cm" svg:y="9.903cm" presentation:class="graphic">
          <draw:image xlink:href="Pictures/100002010000048B000000D4B640C4A11E9F37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2.119cm" svg:x="2cm" svg:y="6.03cm" presentation:class="graphic">
          <draw:image xlink:href="Pictures/100002010000063600000323F1EFB10DCB991E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574cm" svg:x="2cm" svg:y="9.803cm" presentation:class="graphic">
          <draw:image xlink:href="Pictures/10000201000004B1000000E543A58804D85DC10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7.597cm" svg:x="2cm" svg:y="8.291cm" presentation:class="graphic">
          <draw:image xlink:href="Pictures/100002010000036B000001157A6722E17874F8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2.215cm" svg:x="2cm" svg:y="10.982cm" presentation:class="graphic">
          <draw:image xlink:href="Pictures/100002010000025E0000003879BCCABC9FB165F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9.219cm" svg:x="2cm" svg:y="7.48cm" presentation:class="graphic">
          <draw:image xlink:href="Pictures/100002010000044D000001A7F73EBDE2AC0FA1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4:27.201000000</meta:creation-date>
    <meta:editing-duration>PT6M34S</meta:editing-duration>
    <meta:editing-cycles>4</meta:editing-cycles>
    <meta:generator>LibreOffice/6.2.4.2$Windows_X86_64 LibreOffice_project/2412653d852ce75f65fbfa83fb7e7b669a126d64</meta:generator>
    <dc:title>Impress</dc:title>
    <dc:date>2019-06-10T18:51:01.829000000</dc:date>
    <meta:document-statistic meta:object-count="102"/>
  </office:meta>
</office:document-meta>
</file>